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0.1.oxt&#13;&#13;28.10.2018 23:02:5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29488970443908367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741654799128210233" text:style-name="L2">
        <text:list-item>
          <text:p text:style-name="P43">Version 2.1.2 :</text:p>
        </text:list-item>
      </text:list>
      <text:list xml:id="list5267095209474576250" text:style-name="L3">
        <text:list-item>
          <text:list>
            <text:list-item>
              <text:p text:style-name="P44">Localized help : resolved non-functional hyperlink due to API incompatibility introduced by Apache OpenOffice 4.1 (and LibreOffice 4.0).</text:p>
            </text:list-item>
          </text:list>
        </text:list-item>
      </text:list>
      <text:list xml:id="list43222370" text:continue-list="list7741654799128210233" text:style-name="L2">
        <text:list-item>
          <text:p text:style-name="P43">Version 2.1.1 :</text:p>
        </text:list-item>
      </text:list>
      <text:list xml:id="list308282965152396527"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3223924" text:continue-list="list43222370" text:style-name="L2">
        <text:list-item>
          <text:p text:style-name="P43">Version 2.1.0 :</text:p>
        </text:list-item>
      </text:list>
      <text:list xml:id="list7553597419285971344"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3236190" text:continue-list="list43223924" text:style-name="L2">
        <text:list-item>
          <text:p text:style-name="P43">Version 2.0.0 :</text:p>
        </text:list-item>
      </text:list>
      <text:list xml:id="list6495301701219232204"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3230840" text:continue-list="list43236190" text:style-name="L2">
        <text:list-item>
          <text:p text:style-name="P43">Version 1.5.3 :</text:p>
        </text:list-item>
      </text:list>
      <text:list xml:id="list3197846329292306003"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34749106587680592"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1320583077656465"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54901721447347686"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618995742862472115"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96242941397025455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7599001734042133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638407709133934662"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031342264803503146"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23153876058547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042570576387259186" text:style-name="L17">
        <text:list-item>
          <text:p text:style-name="P58">Arg1 : <text:span text:style-name="InstructionMacro">String</text:span> : mandatory, type of control used for the button</text:p>
        </text:list-item>
      </text:list>
      <text:list xml:id="list601351346524555750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177419403284642123"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96818096300591144"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21864697024648564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552686578384674025"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48937158175928330"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54052913493487367"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21283929263421507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880327156000639994"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284909819564311148"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573318599786448841"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694809905818507426"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84894678679303043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02121324119201939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9173195166816647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56797326544649510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51716036497746115"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ypography tools for OpenOffice, especially for yWriter users</text:p>
      <text:p text:style-name="tooltipText"/>
      <text:p text:style-name="tooltipLang"><text:bookmark-start text:name="__RefHeading__44467_325084090"/>Tooltip de<text:bookmark-end text:name="__RefHeading__44467_325084090"/></text:p>
      <text:p text:style-name="descrText">Typographie-Hilfsmittel für OpenOffice, speziell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ypography tools for OpenOffice, especially for yWriter users.</text:p>
      <text:p text:style-name="descrLang"><text:bookmark-start text:name="__RefHeading__78156_325084090"/><text:soft-page-break/>Description de<text:bookmark-end text:name="__RefHeading__78156_325084090"/></text:p>
      <text:p text:style-name="descrText">Typographie-Hilfsmittel für OpenOffice, speziell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7483187350020514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9963579669062622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35063884261376323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0849764375300144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21721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86044493997702927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04676064343324879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22927926919900097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83</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85</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85</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85</dc:date><text:p>internal</text:p><text:p>Page2</text:p><text:p/></office:annotation>Paragraph styles</text:p>
      <text:p text:style-name="P27"><office:annotation><dc:creator>BM</dc:creator><dc:date>2008-03-13T00:00:00.85</dc:date><text:p>internal</text:p><text:p>Page7</text:p><text:p/></office:annotation>Hyperlinks</text:p>
      <text:p text:style-name="hlp_5f_paragraph"><text:span text:style-name="T14"><office:annotation><dc:creator>BM</dc:creator><dc:date>2008-03-13T00:00:00.85</dc:date><text:p>internal</text:p><text:p>Page3</text:p><text:p/></office:annotation></text:span><text:span text:style-name="T14">Text formatting</text:span></text:p>
      <text:p text:style-name="P27"><office:annotation><dc:creator>BM</dc:creator><dc:date>2008-03-26T00:00:00.85</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85</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86</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86</dc:date><text:p>external</text:p><text:p>text/swriter/main0210.xhp</text:p><text:p/></office:annotation><text:span text:style-name="T14">Preview topic</text:span> </text:p>
      <text:p text:style-name="hlp_5f_paragraph">This hyperlink displays <text:s/><office:annotation><dc:creator>BM</dc:creator><dc:date>2008-03-15T00:00:00.86</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235380" text:continue-list="list789963579669062622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208403" text:continue-list="list4321721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87</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87</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87</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3215078" text:continue-list="list432353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0" meta:character-count="8190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0.1") ' fill with your values
  setExtensionDescription("en, de")
  setDisplayName("en", "Typography tools for OpenOffice, especially for yWriter users")
  setDisplayName("de", "Typographie-Hilfsmittel für OpenOffice, speziell für yWriter-Anwender")
  setLicense("en, de")             
  setTooltip("en, de", "en") ' deprecated ! starting from 3.1,use instead setExtensionDescription
endDescription  


beginAnnexes 
  useLibrary("Basic", "OOTyW/")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